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style:font-name="Ubuntu" fo:font-size="12pt" fo:font-weight="bold" officeooo:rsid="00152a95" officeooo:paragraph-rsid="00152a95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Ubuntu" fo:font-size="20pt" officeooo:rsid="00152a95" officeooo:paragraph-rsid="00152a95" style:font-size-asian="17.5pt" style:font-size-complex="20pt"/>
    </style:style>
    <style:style style:name="P3" style:family="paragraph" style:parent-style-name="Standard">
      <style:paragraph-properties fo:text-align="start" style:justify-single-word="false"/>
      <style:text-properties style:font-name="Ubuntu" fo:font-size="18pt" officeooo:rsid="00152a95" officeooo:paragraph-rsid="00152a95" style:font-size-asian="15.75pt" style:font-size-complex="18pt"/>
    </style:style>
    <style:style style:name="P4" style:family="paragraph" style:parent-style-name="Standard">
      <style:paragraph-properties fo:text-align="start" style:justify-single-word="false"/>
      <style:text-properties style:font-name="Ubuntu" fo:font-size="14pt" fo:font-style="italic" officeooo:rsid="00174e0e" officeooo:paragraph-rsid="00174e0e" style:font-size-asian="12.25pt" style:font-style-asian="italic" style:font-size-complex="14pt" style:font-style-complex="italic"/>
    </style:style>
    <style:style style:name="P5" style:family="paragraph" style:parent-style-name="Standard">
      <style:paragraph-properties fo:text-align="start" style:justify-single-word="false"/>
      <style:text-properties style:font-name="Ubuntu" fo:font-size="14pt" fo:font-style="normal" style:text-underline-style="none" fo:font-weight="normal" officeooo:rsid="001a4f6f" officeooo:paragraph-rsid="001a4f6f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Ubuntu" fo:font-size="14pt" fo:font-style="normal" style:text-underline-style="none" fo:font-weight="normal" officeooo:rsid="001b5ac2" officeooo:paragraph-rsid="001b5ac2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Ubuntu" fo:font-size="14pt" fo:font-style="normal" style:text-underline-style="none" fo:font-weight="normal" officeooo:rsid="001d4cc8" officeooo:paragraph-rsid="001d4cc8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Ubuntu" fo:font-size="24pt" style:text-underline-style="solid" style:text-underline-width="auto" style:text-underline-color="font-color" fo:font-weight="bold" officeooo:rsid="00186d07" officeooo:paragraph-rsid="00186d07" style:font-size-asian="21pt" style:font-weight-asian="bold" style:font-size-complex="24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Ubuntu" fo:font-size="16pt" style:text-underline-style="none" fo:font-weight="bold" officeooo:rsid="001a4f6f" officeooo:paragraph-rsid="001a4f6f" style:font-size-asian="14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Ubuntu" fo:font-size="16pt" fo:font-style="normal" style:text-underline-style="none" fo:font-weight="bold" officeooo:rsid="001d4cc8" officeooo:paragraph-rsid="001d4cc8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officeooo:rsid="001561b6"/>
    </style:style>
    <style:style style:name="T2" style:family="text">
      <style:text-properties officeooo:rsid="00186d07"/>
    </style:style>
    <style:style style:name="T3" style:family="text">
      <style:text-properties officeooo:rsid="0019bba6"/>
    </style:style>
    <style:style style:name="T4" style:family="text">
      <style:text-properties officeooo:rsid="001b5ac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hop<text:span text:style-name="T3">P</text:span>(L)<text:span text:style-name="T3">i</text:span>ng</text:p>
      <text:p text:style-name="P4">Vivi da vero studente, massimizza gli aperitivi, minimizza la spesa!</text:p>
      <text:p text:style-name="Horizontal_20_Line"/>
      <text:p text:style-name="P3"/>
      <text:p text:style-name="P8">1 Introduzione</text:p>
      <text:p text:style-name="P9"/>
      <text:p text:style-name="P9">1.1 Obiettivo del sistema</text:p>
      <text:p text:style-name="P5">Vivere da studente fuori sede non è facile, oltre a problemi organizzativi e nostalgici, la gestione del denaro <text:span text:style-name="T4">non è indolore e spesso ci si ritrova a compiere sacrifici per problemi finanziari.</text:span></text:p>
      <text:p text:style-name="P6">L’obiettivo del sistema è di ridurre le pene economiche degli studenti, indicando la combinazione ideale di prodotti alimentari da acquistare per sopravvivere in un limitato periodo di tempo, puntando alla minimizzazione della spesa finale. </text:p>
      <text:p text:style-name="P6"/>
      <text:p text:style-name="P10">1.2 Scopo del sistema</text:p>
      <text:p text:style-name="P7">Il sistema più concretamente si prefigge lo scopo di creare una comoda interfaccia web per la configurazione dei propri pasti e dei prodotti che li compongono e offrire la spesa “perfetta” sfruttando i principi della programmazione lineare, esponendo la soluzione in modo chiaro ed immediato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Ubuntu" fo:font-size="12pt" fo:font-weight="bold" officeooo:rsid="00152a95" officeooo:paragraph-rsid="00152a95" style:font-size-asian="12pt" style:font-weight-asian="bold" style:font-size-complex="12pt" style:font-weight-complex="bold"/>
    </style:style>
    <style:style style:name="MT1" style:family="text">
      <style:text-properties officeooo:rsid="001561b6"/>
    </style:style>
    <style:style style:name="MT2" style:family="text">
      <style:text-properties officeooo:rsid="00186d0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Pagina </text:span><text:page-number text:select-page="current">1</text:page-number>/<text:page-count>1</text:page-count></text:p>
      </style:header>
      <style:footer>
        <text:p text:style-name="MP1">Requirements Analisys Document (RAD) <text:s text:c="53"/>Web Application</text:p>
        <text:p text:style-name="MP1">Version <text:span text:style-name="MT2">0</text:span>.0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8:45:03.318850057</meta:creation-date>
    <meta:editing-duration>PT13M32S</meta:editing-duration>
    <meta:editing-cycles>6</meta:editing-cycles>
    <meta:generator>LibreOffice/5.2.2.2$Linux_X86_64 LibreOffice_project/20m0$Build-2</meta:generator>
    <dc:date>2017-11-07T19:19:05.075603423</dc:date>
    <meta:document-statistic meta:table-count="0" meta:image-count="0" meta:object-count="0" meta:page-count="1" meta:paragraph-count="11" meta:word-count="142" meta:character-count="994" meta:non-whitespace-character-count="808"/>
  </office:meta>
</office:document-meta>
</file>